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66pt" officeooo:paragraph-rsid="00187c3e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66pt" officeooo:paragraph-rsid="001a03f3" style:font-size-asian="66pt" style:font-size-complex="6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50pt" officeooo:paragraph-rsid="00187c3e" style:font-size-asian="250pt" style:font-size-complex="25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50pt" officeooo:paragraph-rsid="001a03f3" style:font-size-asian="250pt" style:font-size-complex="250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Arial" fo:font-size="66pt" officeooo:paragraph-rsid="00187c3e" style:font-size-asian="66pt" style:font-size-complex="66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Arial" fo:font-size="66pt" officeooo:paragraph-rsid="001a03f3" style:font-size-asian="66pt" style:font-size-complex="66pt"/>
    </style:style>
    <style:style style:name="T1" style:family="text">
      <style:text-properties officeooo:rsid="00187c3e"/>
    </style:style>
    <style:style style:name="T2" style:family="text">
      <style:text-properties fo:font-size="66pt" officeooo:rsid="00187c3e" style:font-size-asian="57.75pt" style:font-size-complex="66pt"/>
    </style:style>
    <style:style style:name="T3" style:family="text">
      <style:text-properties officeooo:rsid="001a03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peicherstelle 1</text:span></text:p>
      <text:p text:style-name="P1"><text:span text:style-name="T1"/></text:p>
      <text:p text:style-name="P1"><text:span text:style-name="T1"/></text:p>
      <text:p text:style-name="P3"><text:span text:style-name="T1">1</text:span><text:span text:style-name="T3">9</text:span></text:p>
      <text:p text:style-name="P3"><text:span text:style-name="T2"/></text:p>
      <text:p text:style-name="P5"><text:span text:style-name="T1">Speicherstelle 2</text:span></text:p>
      <text:p text:style-name="P1"><text:span text:style-name="T1"/></text:p>
      <text:p text:style-name="P1"><text:span text:style-name="T1"/></text:p>
      <text:p text:style-name="P3"><text:span text:style-name="T1">3</text:span><text:span text:style-name="T3">8</text:span></text:p>
      <text:p text:style-name="P3"><text:span text:style-name="T2"/></text:p>
      <text:p text:style-name="P5"><text:span text:style-name="T1">Speicherstelle 3</text:span></text:p>
      <text:p text:style-name="P1"><text:span text:style-name="T1"/></text:p>
      <text:p text:style-name="P1"><text:span text:style-name="T1"/></text:p>
      <text:p text:style-name="P3"><text:span text:style-name="T1">2</text:span><text:span text:style-name="T3">9</text:span></text:p>
      <text:p text:style-name="P5"><text:span text:style-name="T1">Speicherstelle 4</text:span></text:p>
      <text:p text:style-name="P1"><text:span text:style-name="T1"/></text:p>
      <text:p text:style-name="P1"><text:span text:style-name="T1"/></text:p>
      <text:p text:style-name="P3"><text:span text:style-name="T1">4</text:span><text:span text:style-name="T3">9</text:span></text:p>
      <text:p text:style-name="P5"><text:span text:style-name="T1">Speicherstelle 5</text:span></text:p>
      <text:p text:style-name="P1"><text:span text:style-name="T1"/></text:p>
      <text:p text:style-name="P1"><text:span text:style-name="T1"/></text:p>
      <text:p text:style-name="P4"><text:span text:style-name="T3">7A</text:span></text:p>
      <text:p text:style-name="P5"><text:span text:style-name="T1">Speicherstelle 6</text:span></text:p>
      <text:p text:style-name="P1"><text:span text:style-name="T1"/></text:p>
      <text:p text:style-name="P1"><text:span text:style-name="T1"/></text:p>
      <text:p text:style-name="P4"><text:span text:style-name="T3">80</text:span></text:p>
      <text:p text:style-name="P5"><text:span text:style-name="T1">Speicherstelle 7</text:span></text:p>
      <text:p text:style-name="P1"><text:span text:style-name="T1"/></text:p>
      <text:p text:style-name="P1"><text:span text:style-name="T1"/></text:p>
      <text:p text:style-name="P4"><text:span text:style-name="T3">50</text:span></text:p>
      <text:p text:style-name="P5"><text:span text:style-name="T1">Speicherstelle 8</text:span></text:p>
      <text:p text:style-name="P1"><text:span text:style-name="T1"/></text:p>
      <text:p text:style-name="P1"><text:span text:style-name="T1"/></text:p>
      <text:p text:style-name="P3"><text:span text:style-name="T1">0</text:span><text:span text:style-name="T3">2</text:span></text:p>
      <text:p text:style-name="P6"><text:span text:style-name="T1">Speicherstelle </text:span><text:span text:style-name="T3">9</text:span></text:p>
      <text:p text:style-name="P2"><text:span text:style-name="T1"/></text:p>
      <text:p text:style-name="P2"><text:span text:style-name="T1"/></text:p>
      <text:p text:style-name="P4"><text:span text:style-name="T3">00</text:span></text:p>
      <text:p text:style-name="P6"><text:span text:style-name="T1">Speicherstelle </text:span><text:span text:style-name="T3">A</text:span></text:p>
      <text:p text:style-name="P2"><text:span text:style-name="T1"/></text:p>
      <text:p text:style-name="P2"><text:span text:style-name="T1"/></text:p>
      <text:p text:style-name="P4"><text:span text:style-name="T3">10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Jampen</meta:initial-creator>
    <meta:creation-date>2011-01-24T08:42:46</meta:creation-date>
    <dc:date>2011-01-24T08:49:10</dc:date>
    <dc:creator>Thomas Jampen</dc:creator>
    <meta:editing-duration>PT00H06M25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10" meta:paragraph-count="20" meta:word-count="30" meta:character-count="180"/>
  </office:meta>
</office:document-meta>
</file>